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ockJsMessageCodec.encode( String ... messag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ockJsMessageCodec.escapeSockJsSpecialChars( char [ ] charac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SockJsMessageCodec.isSockJsSpecialChar( char c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